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9.003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9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kicadpartsplac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15.255" calcext:value-type="float">
            <text:p>115.255</text:p>
          </table:table-cell>
          <table:table-cell office:value-type="float" office:value="-493.635" calcext:value-type="float">
            <text:p>-493.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15.255" calcext:value-type="float">
            <text:p>115.255</text:p>
          </table:table-cell>
          <table:table-cell office:value-type="float" office:value="-496.985" calcext:value-type="float">
            <text:p>-496.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15.255" calcext:value-type="float">
            <text:p>115.255</text:p>
          </table:table-cell>
          <table:table-cell office:value-type="float" office:value="-500.335" calcext:value-type="float">
            <text:p>-500.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15.255" calcext:value-type="float">
            <text:p>115.255</text:p>
          </table:table-cell>
          <table:table-cell office:value-type="float" office:value="-503.685" calcext:value-type="float">
            <text:p>-503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15.255" calcext:value-type="float">
            <text:p>115.255</text:p>
          </table:table-cell>
          <table:table-cell office:value-type="float" office:value="-507.035" calcext:value-type="float">
            <text:p>-507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15.255" calcext:value-type="float">
            <text:p>115.255</text:p>
          </table:table-cell>
          <table:table-cell office:value-type="float" office:value="-510.385" calcext:value-type="float">
            <text:p>-510.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15.255" calcext:value-type="float">
            <text:p>115.255</text:p>
          </table:table-cell>
          <table:table-cell office:value-type="float" office:value="-513.735" calcext:value-type="float">
            <text:p>-513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15.255" calcext:value-type="float">
            <text:p>115.255</text:p>
          </table:table-cell>
          <table:table-cell office:value-type="float" office:value="-517.085" calcext:value-type="float">
            <text:p>-517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15.255" calcext:value-type="float">
            <text:p>115.255</text:p>
          </table:table-cell>
          <table:table-cell office:value-type="float" office:value="-520.435" calcext:value-type="float">
            <text:p>-52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15.255" calcext:value-type="float">
            <text:p>115.255</text:p>
          </table:table-cell>
          <table:table-cell office:value-type="float" office:value="-523.785" calcext:value-type="float">
            <text:p>-523.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15.255" calcext:value-type="float">
            <text:p>115.255</text:p>
          </table:table-cell>
          <table:table-cell office:value-type="float" office:value="-527.135" calcext:value-type="float">
            <text:p>-527.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1.265" calcext:value-type="float">
            <text:p>121.265</text:p>
          </table:table-cell>
          <table:table-cell office:value-type="float" office:value="-493.635" calcext:value-type="float">
            <text:p>-493.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1.265" calcext:value-type="float">
            <text:p>121.265</text:p>
          </table:table-cell>
          <table:table-cell office:value-type="float" office:value="-496.985" calcext:value-type="float">
            <text:p>-496.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1.265" calcext:value-type="float">
            <text:p>121.265</text:p>
          </table:table-cell>
          <table:table-cell office:value-type="float" office:value="-500.335" calcext:value-type="float">
            <text:p>-500.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1.265" calcext:value-type="float">
            <text:p>121.265</text:p>
          </table:table-cell>
          <table:table-cell office:value-type="float" office:value="-503.685" calcext:value-type="float">
            <text:p>-503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1.265" calcext:value-type="float">
            <text:p>121.265</text:p>
          </table:table-cell>
          <table:table-cell office:value-type="float" office:value="-507.035" calcext:value-type="float">
            <text:p>-507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1.265" calcext:value-type="float">
            <text:p>121.265</text:p>
          </table:table-cell>
          <table:table-cell office:value-type="float" office:value="-510.385" calcext:value-type="float">
            <text:p>-510.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1.265" calcext:value-type="float">
            <text:p>121.265</text:p>
          </table:table-cell>
          <table:table-cell office:value-type="float" office:value="-513.735" calcext:value-type="float">
            <text:p>-513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1.265" calcext:value-type="float">
            <text:p>121.265</text:p>
          </table:table-cell>
          <table:table-cell office:value-type="float" office:value="-517.085" calcext:value-type="float">
            <text:p>-517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1.265" calcext:value-type="float">
            <text:p>121.265</text:p>
          </table:table-cell>
          <table:table-cell office:value-type="float" office:value="-520.435" calcext:value-type="float">
            <text:p>-52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1.265" calcext:value-type="float">
            <text:p>121.265</text:p>
          </table:table-cell>
          <table:table-cell office:value-type="float" office:value="-523.785" calcext:value-type="float">
            <text:p>-523.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1.265" calcext:value-type="float">
            <text:p>121.265</text:p>
          </table:table-cell>
          <table:table-cell office:value-type="float" office:value="-527.135" calcext:value-type="float">
            <text:p>-527.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-493.635" calcext:value-type="float">
            <text:p>-493.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-496.985" calcext:value-type="float">
            <text:p>-496.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-500.335" calcext:value-type="float">
            <text:p>-500.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-503.685" calcext:value-type="float">
            <text:p>-503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-507.035" calcext:value-type="float">
            <text:p>-507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-510.385" calcext:value-type="float">
            <text:p>-510.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-513.735" calcext:value-type="float">
            <text:p>-513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-517.085" calcext:value-type="float">
            <text:p>-517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-520.435" calcext:value-type="float">
            <text:p>-52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-523.785" calcext:value-type="float">
            <text:p>-523.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-527.135" calcext:value-type="float">
            <text:p>-527.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3.285" calcext:value-type="float">
            <text:p>133.285</text:p>
          </table:table-cell>
          <table:table-cell office:value-type="float" office:value="-493.635" calcext:value-type="float">
            <text:p>-493.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3.285" calcext:value-type="float">
            <text:p>133.285</text:p>
          </table:table-cell>
          <table:table-cell office:value-type="float" office:value="-496.985" calcext:value-type="float">
            <text:p>-496.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3.285" calcext:value-type="float">
            <text:p>133.285</text:p>
          </table:table-cell>
          <table:table-cell office:value-type="float" office:value="-500.335" calcext:value-type="float">
            <text:p>-500.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3.285" calcext:value-type="float">
            <text:p>133.285</text:p>
          </table:table-cell>
          <table:table-cell office:value-type="float" office:value="-503.685" calcext:value-type="float">
            <text:p>-503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3.285" calcext:value-type="float">
            <text:p>133.285</text:p>
          </table:table-cell>
          <table:table-cell office:value-type="float" office:value="-507.035" calcext:value-type="float">
            <text:p>-507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3.285" calcext:value-type="float">
            <text:p>133.285</text:p>
          </table:table-cell>
          <table:table-cell office:value-type="float" office:value="-510.385" calcext:value-type="float">
            <text:p>-510.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3.285" calcext:value-type="float">
            <text:p>133.285</text:p>
          </table:table-cell>
          <table:table-cell office:value-type="float" office:value="-513.735" calcext:value-type="float">
            <text:p>-513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3.285" calcext:value-type="float">
            <text:p>133.285</text:p>
          </table:table-cell>
          <table:table-cell office:value-type="float" office:value="-517.085" calcext:value-type="float">
            <text:p>-517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3.285" calcext:value-type="float">
            <text:p>133.285</text:p>
          </table:table-cell>
          <table:table-cell office:value-type="float" office:value="-520.435" calcext:value-type="float">
            <text:p>-52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3.285" calcext:value-type="float">
            <text:p>133.285</text:p>
          </table:table-cell>
          <table:table-cell office:value-type="float" office:value="-523.785" calcext:value-type="float">
            <text:p>-523.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3.285" calcext:value-type="float">
            <text:p>133.285</text:p>
          </table:table-cell>
          <table:table-cell office:value-type="float" office:value="-527.135" calcext:value-type="float">
            <text:p>-527.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9.295" calcext:value-type="float">
            <text:p>139.295</text:p>
          </table:table-cell>
          <table:table-cell office:value-type="float" office:value="-493.635" calcext:value-type="float">
            <text:p>-493.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9.295" calcext:value-type="float">
            <text:p>139.295</text:p>
          </table:table-cell>
          <table:table-cell office:value-type="float" office:value="-496.985" calcext:value-type="float">
            <text:p>-496.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9.295" calcext:value-type="float">
            <text:p>139.295</text:p>
          </table:table-cell>
          <table:table-cell office:value-type="float" office:value="-500.335" calcext:value-type="float">
            <text:p>-500.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9.295" calcext:value-type="float">
            <text:p>139.295</text:p>
          </table:table-cell>
          <table:table-cell office:value-type="float" office:value="-503.685" calcext:value-type="float">
            <text:p>-503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9.295" calcext:value-type="float">
            <text:p>139.295</text:p>
          </table:table-cell>
          <table:table-cell office:value-type="float" office:value="-507.035" calcext:value-type="float">
            <text:p>-507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9.295" calcext:value-type="float">
            <text:p>139.295</text:p>
          </table:table-cell>
          <table:table-cell office:value-type="float" office:value="-510.385" calcext:value-type="float">
            <text:p>-510.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9.295" calcext:value-type="float">
            <text:p>139.295</text:p>
          </table:table-cell>
          <table:table-cell office:value-type="float" office:value="-513.735" calcext:value-type="float">
            <text:p>-513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9.295" calcext:value-type="float">
            <text:p>139.295</text:p>
          </table:table-cell>
          <table:table-cell office:value-type="float" office:value="-517.085" calcext:value-type="float">
            <text:p>-517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9.295" calcext:value-type="float">
            <text:p>139.295</text:p>
          </table:table-cell>
          <table:table-cell office:value-type="float" office:value="-520.435" calcext:value-type="float">
            <text:p>-52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9.295" calcext:value-type="float">
            <text:p>139.295</text:p>
          </table:table-cell>
          <table:table-cell office:value-type="float" office:value="-523.785" calcext:value-type="float">
            <text:p>-523.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39.295" calcext:value-type="float">
            <text:p>139.295</text:p>
          </table:table-cell>
          <table:table-cell office:value-type="float" office:value="-527.135" calcext:value-type="float">
            <text:p>-527.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-493.635" calcext:value-type="float">
            <text:p>-493.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-496.985" calcext:value-type="float">
            <text:p>-496.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-500.335" calcext:value-type="float">
            <text:p>-500.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-503.685" calcext:value-type="float">
            <text:p>-503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-507.035" calcext:value-type="float">
            <text:p>-507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-510.385" calcext:value-type="float">
            <text:p>-510.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-513.735" calcext:value-type="float">
            <text:p>-513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-517.085" calcext:value-type="float">
            <text:p>-517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-520.435" calcext:value-type="float">
            <text:p>-52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3.445" calcext:value-type="float">
            <text:p>203.445</text:p>
          </table:table-cell>
          <table:table-cell office:value-type="float" office:value="-515.125" calcext:value-type="float">
            <text:p>-515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3.445" calcext:value-type="float">
            <text:p>203.445</text:p>
          </table:table-cell>
          <table:table-cell office:value-type="float" office:value="-518.475" calcext:value-type="float">
            <text:p>-518.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99.725" calcext:value-type="float">
            <text:p>-499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503.075" calcext:value-type="float">
            <text:p>-503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506.425" calcext:value-type="float">
            <text:p>-506.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509.775" calcext:value-type="float">
            <text:p>-509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99.725" calcext:value-type="float">
            <text:p>-499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503.075" calcext:value-type="float">
            <text:p>-503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506.425" calcext:value-type="float">
            <text:p>-506.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509.775" calcext:value-type="float">
            <text:p>-509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99.725" calcext:value-type="float">
            <text:p>-499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503.075" calcext:value-type="float">
            <text:p>-503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506.425" calcext:value-type="float">
            <text:p>-506.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509.775" calcext:value-type="float">
            <text:p>-509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99.725" calcext:value-type="float">
            <text:p>-499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503.075" calcext:value-type="float">
            <text:p>-503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506.425" calcext:value-type="float">
            <text:p>-506.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509.775" calcext:value-type="float">
            <text:p>-509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99.725" calcext:value-type="float">
            <text:p>-499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503.075" calcext:value-type="float">
            <text:p>-503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506.425" calcext:value-type="float">
            <text:p>-506.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509.775" calcext:value-type="float">
            <text:p>-509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0]+37.45" office:value-type="float" office:value="106.25" calcext:value-type="float">
            <text:p>106.25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1]+37.45" office:value-type="float" office:value="143.7" calcext:value-type="float">
            <text:p>143.7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2]+37.45" office:value-type="float" office:value="181.15" calcext:value-type="float">
            <text:p>181.15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3]+37.45" office:value-type="float" office:value="218.6" calcext:value-type="float">
            <text:p>218.6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4]+37.45" office:value-type="float" office:value="256.05" calcext:value-type="float">
            <text:p>256.05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5]+37.45" office:value-type="float" office:value="293.5" calcext:value-type="float">
            <text:p>293.5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6]+37.45" office:value-type="float" office:value="330.95" calcext:value-type="float">
            <text:p>330.95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7]" office:value-type="float" office:value="330.95" calcext:value-type="float">
            <text:p>330.95</text:p>
          </table:table-cell>
          <table:table-cell table:formula="of:=[.E130]-37.1" office:value-type="float" office:value="-105.75" calcext:value-type="float">
            <text:p>-10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8]-37.45" office:value-type="float" office:value="293.5" calcext:value-type="float">
            <text:p>293.5</text:p>
          </table:table-cell>
          <table:table-cell table:formula="of:=[.E131]-37.1" office:value-type="float" office:value="-105.75" calcext:value-type="float">
            <text:p>-10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9]-37.45" office:value-type="float" office:value="256.05" calcext:value-type="float">
            <text:p>256.05</text:p>
          </table:table-cell>
          <table:table-cell table:formula="of:=[.E132]-37.1" office:value-type="float" office:value="-105.75" calcext:value-type="float">
            <text:p>-10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0]-37.45" office:value-type="float" office:value="218.6" calcext:value-type="float">
            <text:p>218.6</text:p>
          </table:table-cell>
          <table:table-cell table:formula="of:=[.E133]-37.1" office:value-type="float" office:value="-105.75" calcext:value-type="float">
            <text:p>-10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1]-37.45" office:value-type="float" office:value="181.15" calcext:value-type="float">
            <text:p>181.15</text:p>
          </table:table-cell>
          <table:table-cell table:formula="of:=[.E134]-37.1" office:value-type="float" office:value="-105.75" calcext:value-type="float">
            <text:p>-10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2]-37.45" office:value-type="float" office:value="143.7" calcext:value-type="float">
            <text:p>143.7</text:p>
          </table:table-cell>
          <table:table-cell table:formula="of:=[.E135]-37.1" office:value-type="float" office:value="-105.75" calcext:value-type="float">
            <text:p>-10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3]-37.45" office:value-type="float" office:value="106.25" calcext:value-type="float">
            <text:p>106.25</text:p>
          </table:table-cell>
          <table:table-cell table:formula="of:=[.E136]-37.1" office:value-type="float" office:value="-105.75" calcext:value-type="float">
            <text:p>-10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4]-37.45" office:value-type="float" office:value="68.8" calcext:value-type="float">
            <text:p>68.8</text:p>
          </table:table-cell>
          <table:table-cell table:formula="of:=[.E137]-37.1" office:value-type="float" office:value="-105.75" calcext:value-type="float">
            <text:p>-10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38]-37.1" office:value-type="float" office:value="-142.85" calcext:value-type="float">
            <text:p>-142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6]+37.45" office:value-type="float" office:value="106.25" calcext:value-type="float">
            <text:p>106.25</text:p>
          </table:table-cell>
          <table:table-cell table:formula="of:=[.E139]-37.1" office:value-type="float" office:value="-142.85" calcext:value-type="float">
            <text:p>-142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7]+37.45" office:value-type="float" office:value="143.7" calcext:value-type="float">
            <text:p>143.7</text:p>
          </table:table-cell>
          <table:table-cell table:formula="of:=[.E140]-37.1" office:value-type="float" office:value="-142.85" calcext:value-type="float">
            <text:p>-142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8]+37.45" office:value-type="float" office:value="181.15" calcext:value-type="float">
            <text:p>181.15</text:p>
          </table:table-cell>
          <table:table-cell table:formula="of:=[.E141]-37.1" office:value-type="float" office:value="-142.85" calcext:value-type="float">
            <text:p>-142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9]+37.45" office:value-type="float" office:value="218.6" calcext:value-type="float">
            <text:p>218.6</text:p>
          </table:table-cell>
          <table:table-cell table:formula="of:=[.E142]-37.1" office:value-type="float" office:value="-142.85" calcext:value-type="float">
            <text:p>-142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0]+37.45" office:value-type="float" office:value="256.05" calcext:value-type="float">
            <text:p>256.05</text:p>
          </table:table-cell>
          <table:table-cell table:formula="of:=[.E143]-37.1" office:value-type="float" office:value="-142.85" calcext:value-type="float">
            <text:p>-142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1]+37.45" office:value-type="float" office:value="293.5" calcext:value-type="float">
            <text:p>293.5</text:p>
          </table:table-cell>
          <table:table-cell table:formula="of:=[.E144]-37.1" office:value-type="float" office:value="-142.85" calcext:value-type="float">
            <text:p>-142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2]+37.45" office:value-type="float" office:value="330.95" calcext:value-type="float">
            <text:p>330.95</text:p>
          </table:table-cell>
          <table:table-cell table:formula="of:=[.E145]-37.1" office:value-type="float" office:value="-142.85" calcext:value-type="float">
            <text:p>-142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3]" office:value-type="float" office:value="330.95" calcext:value-type="float">
            <text:p>330.95</text:p>
          </table:table-cell>
          <table:table-cell table:formula="of:=[.E146]-37.1" office:value-type="float" office:value="-179.95" calcext:value-type="float">
            <text:p>-179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4]-37.45" office:value-type="float" office:value="293.5" calcext:value-type="float">
            <text:p>293.5</text:p>
          </table:table-cell>
          <table:table-cell table:formula="of:=[.E147]-37.1" office:value-type="float" office:value="-179.95" calcext:value-type="float">
            <text:p>-179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5]-37.45" office:value-type="float" office:value="256.05" calcext:value-type="float">
            <text:p>256.05</text:p>
          </table:table-cell>
          <table:table-cell table:formula="of:=[.E148]-37.1" office:value-type="float" office:value="-179.95" calcext:value-type="float">
            <text:p>-179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6]-37.45" office:value-type="float" office:value="218.6" calcext:value-type="float">
            <text:p>218.6</text:p>
          </table:table-cell>
          <table:table-cell table:formula="of:=[.E149]-37.1" office:value-type="float" office:value="-179.95" calcext:value-type="float">
            <text:p>-179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7]-37.45" office:value-type="float" office:value="181.15" calcext:value-type="float">
            <text:p>181.15</text:p>
          </table:table-cell>
          <table:table-cell table:formula="of:=[.E150]-37.1" office:value-type="float" office:value="-179.95" calcext:value-type="float">
            <text:p>-179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8]-37.45" office:value-type="float" office:value="143.7" calcext:value-type="float">
            <text:p>143.7</text:p>
          </table:table-cell>
          <table:table-cell table:formula="of:=[.E151]-37.1" office:value-type="float" office:value="-179.95" calcext:value-type="float">
            <text:p>-179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9]-37.45" office:value-type="float" office:value="106.25" calcext:value-type="float">
            <text:p>106.25</text:p>
          </table:table-cell>
          <table:table-cell table:formula="of:=[.E152]-37.1" office:value-type="float" office:value="-179.95" calcext:value-type="float">
            <text:p>-179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0]-37.45" office:value-type="float" office:value="68.8" calcext:value-type="float">
            <text:p>68.8</text:p>
          </table:table-cell>
          <table:table-cell table:formula="of:=[.E153]-37.1" office:value-type="float" office:value="-179.95" calcext:value-type="float">
            <text:p>-179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54]-37.1" office:value-type="float" office:value="-217.05" calcext:value-type="float">
            <text:p>-217.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2]+37.45" office:value-type="float" office:value="106.25" calcext:value-type="float">
            <text:p>106.25</text:p>
          </table:table-cell>
          <table:table-cell table:formula="of:=[.E155]-37.1" office:value-type="float" office:value="-217.05" calcext:value-type="float">
            <text:p>-217.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3]+37.45" office:value-type="float" office:value="143.7" calcext:value-type="float">
            <text:p>143.7</text:p>
          </table:table-cell>
          <table:table-cell table:formula="of:=[.E156]-37.1" office:value-type="float" office:value="-217.05" calcext:value-type="float">
            <text:p>-217.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4]+37.45" office:value-type="float" office:value="181.15" calcext:value-type="float">
            <text:p>181.15</text:p>
          </table:table-cell>
          <table:table-cell table:formula="of:=[.E157]-37.1" office:value-type="float" office:value="-217.05" calcext:value-type="float">
            <text:p>-217.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5]+37.45" office:value-type="float" office:value="218.6" calcext:value-type="float">
            <text:p>218.6</text:p>
          </table:table-cell>
          <table:table-cell table:formula="of:=[.E158]-37.1" office:value-type="float" office:value="-217.05" calcext:value-type="float">
            <text:p>-217.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6]+37.45" office:value-type="float" office:value="256.05" calcext:value-type="float">
            <text:p>256.05</text:p>
          </table:table-cell>
          <table:table-cell table:formula="of:=[.E159]-37.1" office:value-type="float" office:value="-217.05" calcext:value-type="float">
            <text:p>-217.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7]+37.45" office:value-type="float" office:value="293.5" calcext:value-type="float">
            <text:p>293.5</text:p>
          </table:table-cell>
          <table:table-cell table:formula="of:=[.E160]-37.1" office:value-type="float" office:value="-217.05" calcext:value-type="float">
            <text:p>-217.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8]+37.45" office:value-type="float" office:value="330.95" calcext:value-type="float">
            <text:p>330.95</text:p>
          </table:table-cell>
          <table:table-cell table:formula="of:=[.E161]-37.1" office:value-type="float" office:value="-217.05" calcext:value-type="float">
            <text:p>-217.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9]" office:value-type="float" office:value="330.95" calcext:value-type="float">
            <text:p>330.95</text:p>
          </table:table-cell>
          <table:table-cell table:formula="of:=[.E162]-37.1" office:value-type="float" office:value="-254.15" calcext:value-type="float">
            <text:p>-254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0]-37.45" office:value-type="float" office:value="293.5" calcext:value-type="float">
            <text:p>293.5</text:p>
          </table:table-cell>
          <table:table-cell table:formula="of:=[.E163]-37.1" office:value-type="float" office:value="-254.15" calcext:value-type="float">
            <text:p>-254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1]-37.45" office:value-type="float" office:value="256.05" calcext:value-type="float">
            <text:p>256.05</text:p>
          </table:table-cell>
          <table:table-cell table:formula="of:=[.E164]-37.1" office:value-type="float" office:value="-254.15" calcext:value-type="float">
            <text:p>-254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2]-37.45" office:value-type="float" office:value="218.6" calcext:value-type="float">
            <text:p>218.6</text:p>
          </table:table-cell>
          <table:table-cell table:formula="of:=[.E165]-37.1" office:value-type="float" office:value="-254.15" calcext:value-type="float">
            <text:p>-254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3]-37.45" office:value-type="float" office:value="181.15" calcext:value-type="float">
            <text:p>181.15</text:p>
          </table:table-cell>
          <table:table-cell table:formula="of:=[.E166]-37.1" office:value-type="float" office:value="-254.15" calcext:value-type="float">
            <text:p>-254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4]-37.45" office:value-type="float" office:value="143.7" calcext:value-type="float">
            <text:p>143.7</text:p>
          </table:table-cell>
          <table:table-cell table:formula="of:=[.E167]-37.1" office:value-type="float" office:value="-254.15" calcext:value-type="float">
            <text:p>-254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5]-37.45" office:value-type="float" office:value="106.25" calcext:value-type="float">
            <text:p>106.25</text:p>
          </table:table-cell>
          <table:table-cell table:formula="of:=[.E168]-37.1" office:value-type="float" office:value="-254.15" calcext:value-type="float">
            <text:p>-254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6]-37.45" office:value-type="float" office:value="68.8" calcext:value-type="float">
            <text:p>68.8</text:p>
          </table:table-cell>
          <table:table-cell table:formula="of:=[.E169]-37.1" office:value-type="float" office:value="-254.15" calcext:value-type="float">
            <text:p>-254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70]-37.1" office:value-type="float" office:value="-291.25" calcext:value-type="float">
            <text:p>-291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8]+37.45" office:value-type="float" office:value="106.25" calcext:value-type="float">
            <text:p>106.25</text:p>
          </table:table-cell>
          <table:table-cell table:formula="of:=[.E171]-37.1" office:value-type="float" office:value="-291.25" calcext:value-type="float">
            <text:p>-291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9]+37.45" office:value-type="float" office:value="143.7" calcext:value-type="float">
            <text:p>143.7</text:p>
          </table:table-cell>
          <table:table-cell table:formula="of:=[.E172]-37.1" office:value-type="float" office:value="-291.25" calcext:value-type="float">
            <text:p>-291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0]+37.45" office:value-type="float" office:value="181.15" calcext:value-type="float">
            <text:p>181.15</text:p>
          </table:table-cell>
          <table:table-cell table:formula="of:=[.E173]-37.1" office:value-type="float" office:value="-291.25" calcext:value-type="float">
            <text:p>-291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1]+37.45" office:value-type="float" office:value="218.6" calcext:value-type="float">
            <text:p>218.6</text:p>
          </table:table-cell>
          <table:table-cell table:formula="of:=[.E174]-37.1" office:value-type="float" office:value="-291.25" calcext:value-type="float">
            <text:p>-291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2]+37.45" office:value-type="float" office:value="256.05" calcext:value-type="float">
            <text:p>256.05</text:p>
          </table:table-cell>
          <table:table-cell table:formula="of:=[.E175]-37.1" office:value-type="float" office:value="-291.25" calcext:value-type="float">
            <text:p>-291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3]+37.45" office:value-type="float" office:value="293.5" calcext:value-type="float">
            <text:p>293.5</text:p>
          </table:table-cell>
          <table:table-cell table:formula="of:=[.E176]-37.1" office:value-type="float" office:value="-291.25" calcext:value-type="float">
            <text:p>-291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4]+37.45" office:value-type="float" office:value="330.95" calcext:value-type="float">
            <text:p>330.95</text:p>
          </table:table-cell>
          <table:table-cell table:formula="of:=[.E177]-37.1" office:value-type="float" office:value="-291.25" calcext:value-type="float">
            <text:p>-291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5]" office:value-type="float" office:value="330.95" calcext:value-type="float">
            <text:p>330.95</text:p>
          </table:table-cell>
          <table:table-cell table:formula="of:=[.E178]-37.1" office:value-type="float" office:value="-328.35" calcext:value-type="float">
            <text:p>-328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6]-37.45" office:value-type="float" office:value="293.5" calcext:value-type="float">
            <text:p>293.5</text:p>
          </table:table-cell>
          <table:table-cell table:formula="of:=[.E179]-37.1" office:value-type="float" office:value="-328.35" calcext:value-type="float">
            <text:p>-328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7]-37.45" office:value-type="float" office:value="256.05" calcext:value-type="float">
            <text:p>256.05</text:p>
          </table:table-cell>
          <table:table-cell table:formula="of:=[.E180]-37.1" office:value-type="float" office:value="-328.35" calcext:value-type="float">
            <text:p>-328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8]-37.45" office:value-type="float" office:value="218.6" calcext:value-type="float">
            <text:p>218.6</text:p>
          </table:table-cell>
          <table:table-cell table:formula="of:=[.E181]-37.1" office:value-type="float" office:value="-328.35" calcext:value-type="float">
            <text:p>-328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9]-37.45" office:value-type="float" office:value="181.15" calcext:value-type="float">
            <text:p>181.15</text:p>
          </table:table-cell>
          <table:table-cell table:formula="of:=[.E182]-37.1" office:value-type="float" office:value="-328.35" calcext:value-type="float">
            <text:p>-328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0]-37.45" office:value-type="float" office:value="143.7" calcext:value-type="float">
            <text:p>143.7</text:p>
          </table:table-cell>
          <table:table-cell table:formula="of:=[.E183]-37.1" office:value-type="float" office:value="-328.35" calcext:value-type="float">
            <text:p>-328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1]-37.45" office:value-type="float" office:value="106.25" calcext:value-type="float">
            <text:p>106.25</text:p>
          </table:table-cell>
          <table:table-cell table:formula="of:=[.E184]-37.1" office:value-type="float" office:value="-328.35" calcext:value-type="float">
            <text:p>-328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2]-37.45" office:value-type="float" office:value="68.8" calcext:value-type="float">
            <text:p>68.8</text:p>
          </table:table-cell>
          <table:table-cell table:formula="of:=[.E185]-37.1" office:value-type="float" office:value="-328.35" calcext:value-type="float">
            <text:p>-328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86.575" calcext:value-type="float">
            <text:p>186.575</text:p>
          </table:table-cell>
          <table:table-cell office:value-type="float" office:value="-441.225" calcext:value-type="float">
            <text:p>-441.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86.575" calcext:value-type="float">
            <text:p>186.575</text:p>
          </table:table-cell>
          <table:table-cell office:value-type="float" office:value="-445.675" calcext:value-type="float">
            <text:p>-445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86.575" calcext:value-type="float">
            <text:p>186.575</text:p>
          </table:table-cell>
          <table:table-cell office:value-type="float" office:value="-450.125" calcext:value-type="float">
            <text:p>-45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86.575" calcext:value-type="float">
            <text:p>186.575</text:p>
          </table:table-cell>
          <table:table-cell office:value-type="float" office:value="-454.575" calcext:value-type="float">
            <text:p>-454.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86.575" calcext:value-type="float">
            <text:p>186.575</text:p>
          </table:table-cell>
          <table:table-cell office:value-type="float" office:value="-459.025" calcext:value-type="float">
            <text:p>-459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86.575" calcext:value-type="float">
            <text:p>186.575</text:p>
          </table:table-cell>
          <table:table-cell office:value-type="float" office:value="-463.475" calcext:value-type="float">
            <text:p>-463.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86.575" calcext:value-type="float">
            <text:p>186.575</text:p>
          </table:table-cell>
          <table:table-cell office:value-type="float" office:value="-467.925" calcext:value-type="float">
            <text:p>-467.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86.575" calcext:value-type="float">
            <text:p>186.575</text:p>
          </table:table-cell>
          <table:table-cell office:value-type="float" office:value="-472.375" calcext:value-type="float">
            <text:p>-472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1.485" calcext:value-type="float">
            <text:p>191.485</text:p>
          </table:table-cell>
          <table:table-cell office:value-type="float" office:value="-441.225" calcext:value-type="float">
            <text:p>-441.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1.485" calcext:value-type="float">
            <text:p>191.485</text:p>
          </table:table-cell>
          <table:table-cell office:value-type="float" office:value="-445.675" calcext:value-type="float">
            <text:p>-445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1.485" calcext:value-type="float">
            <text:p>191.485</text:p>
          </table:table-cell>
          <table:table-cell office:value-type="float" office:value="-450.125" calcext:value-type="float">
            <text:p>-45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1.485" calcext:value-type="float">
            <text:p>191.485</text:p>
          </table:table-cell>
          <table:table-cell office:value-type="float" office:value="-454.575" calcext:value-type="float">
            <text:p>-454.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1.485" calcext:value-type="float">
            <text:p>191.485</text:p>
          </table:table-cell>
          <table:table-cell office:value-type="float" office:value="-459.025" calcext:value-type="float">
            <text:p>-459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1.485" calcext:value-type="float">
            <text:p>191.485</text:p>
          </table:table-cell>
          <table:table-cell office:value-type="float" office:value="-463.475" calcext:value-type="float">
            <text:p>-463.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1.485" calcext:value-type="float">
            <text:p>191.485</text:p>
          </table:table-cell>
          <table:table-cell office:value-type="float" office:value="-467.925" calcext:value-type="float">
            <text:p>-467.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1.485" calcext:value-type="float">
            <text:p>191.485</text:p>
          </table:table-cell>
          <table:table-cell office:value-type="float" office:value="-472.375" calcext:value-type="float">
            <text:p>-472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-441.225" calcext:value-type="float">
            <text:p>-441.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-445.675" calcext:value-type="float">
            <text:p>-445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-450.125" calcext:value-type="float">
            <text:p>-45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-454.575" calcext:value-type="float">
            <text:p>-454.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-459.025" calcext:value-type="float">
            <text:p>-459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-463.475" calcext:value-type="float">
            <text:p>-463.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-467.925" calcext:value-type="float">
            <text:p>-467.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-472.375" calcext:value-type="float">
            <text:p>-472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1.305" calcext:value-type="float">
            <text:p>201.305</text:p>
          </table:table-cell>
          <table:table-cell office:value-type="float" office:value="-441.225" calcext:value-type="float">
            <text:p>-441.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1.305" calcext:value-type="float">
            <text:p>201.305</text:p>
          </table:table-cell>
          <table:table-cell office:value-type="float" office:value="-445.675" calcext:value-type="float">
            <text:p>-445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1.305" calcext:value-type="float">
            <text:p>201.305</text:p>
          </table:table-cell>
          <table:table-cell office:value-type="float" office:value="-450.125" calcext:value-type="float">
            <text:p>-45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1.305" calcext:value-type="float">
            <text:p>201.305</text:p>
          </table:table-cell>
          <table:table-cell office:value-type="float" office:value="-454.575" calcext:value-type="float">
            <text:p>-454.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1.305" calcext:value-type="float">
            <text:p>201.305</text:p>
          </table:table-cell>
          <table:table-cell office:value-type="float" office:value="-459.025" calcext:value-type="float">
            <text:p>-459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1.305" calcext:value-type="float">
            <text:p>201.305</text:p>
          </table:table-cell>
          <table:table-cell office:value-type="float" office:value="-463.475" calcext:value-type="float">
            <text:p>-463.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1.305" calcext:value-type="float">
            <text:p>201.305</text:p>
          </table:table-cell>
          <table:table-cell office:value-type="float" office:value="-467.925" calcext:value-type="float">
            <text:p>-467.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1.305" calcext:value-type="float">
            <text:p>201.305</text:p>
          </table:table-cell>
          <table:table-cell office:value-type="float" office:value="-472.375" calcext:value-type="float">
            <text:p>-472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6.215" calcext:value-type="float">
            <text:p>206.215</text:p>
          </table:table-cell>
          <table:table-cell office:value-type="float" office:value="-441.225" calcext:value-type="float">
            <text:p>-441.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6.215" calcext:value-type="float">
            <text:p>206.215</text:p>
          </table:table-cell>
          <table:table-cell office:value-type="float" office:value="-445.675" calcext:value-type="float">
            <text:p>-445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6.215" calcext:value-type="float">
            <text:p>206.215</text:p>
          </table:table-cell>
          <table:table-cell office:value-type="float" office:value="-450.125" calcext:value-type="float">
            <text:p>-45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6.215" calcext:value-type="float">
            <text:p>206.215</text:p>
          </table:table-cell>
          <table:table-cell office:value-type="float" office:value="-454.575" calcext:value-type="float">
            <text:p>-454.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6.215" calcext:value-type="float">
            <text:p>206.215</text:p>
          </table:table-cell>
          <table:table-cell office:value-type="float" office:value="-459.025" calcext:value-type="float">
            <text:p>-459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6.215" calcext:value-type="float">
            <text:p>206.215</text:p>
          </table:table-cell>
          <table:table-cell office:value-type="float" office:value="-463.475" calcext:value-type="float">
            <text:p>-463.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6.215" calcext:value-type="float">
            <text:p>206.215</text:p>
          </table:table-cell>
          <table:table-cell office:value-type="float" office:value="-467.925" calcext:value-type="float">
            <text:p>-467.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06.215" calcext:value-type="float">
            <text:p>206.215</text:p>
          </table:table-cell>
          <table:table-cell office:value-type="float" office:value="-472.375" calcext:value-type="float">
            <text:p>-472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1.125" calcext:value-type="float">
            <text:p>211.125</text:p>
          </table:table-cell>
          <table:table-cell office:value-type="float" office:value="-441.225" calcext:value-type="float">
            <text:p>-441.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1.125" calcext:value-type="float">
            <text:p>211.125</text:p>
          </table:table-cell>
          <table:table-cell office:value-type="float" office:value="-445.675" calcext:value-type="float">
            <text:p>-445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1.125" calcext:value-type="float">
            <text:p>211.125</text:p>
          </table:table-cell>
          <table:table-cell office:value-type="float" office:value="-450.125" calcext:value-type="float">
            <text:p>-45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1.125" calcext:value-type="float">
            <text:p>211.125</text:p>
          </table:table-cell>
          <table:table-cell office:value-type="float" office:value="-454.575" calcext:value-type="float">
            <text:p>-454.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1.125" calcext:value-type="float">
            <text:p>211.125</text:p>
          </table:table-cell>
          <table:table-cell office:value-type="float" office:value="-459.025" calcext:value-type="float">
            <text:p>-459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1.125" calcext:value-type="float">
            <text:p>211.125</text:p>
          </table:table-cell>
          <table:table-cell office:value-type="float" office:value="-463.475" calcext:value-type="float">
            <text:p>-463.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1.125" calcext:value-type="float">
            <text:p>211.125</text:p>
          </table:table-cell>
          <table:table-cell office:value-type="float" office:value="-467.925" calcext:value-type="float">
            <text:p>-467.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1.125" calcext:value-type="float">
            <text:p>211.125</text:p>
          </table:table-cell>
          <table:table-cell office:value-type="float" office:value="-472.375" calcext:value-type="float">
            <text:p>-472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6.035" calcext:value-type="float">
            <text:p>216.035</text:p>
          </table:table-cell>
          <table:table-cell office:value-type="float" office:value="-441.225" calcext:value-type="float">
            <text:p>-441.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6.035" calcext:value-type="float">
            <text:p>216.035</text:p>
          </table:table-cell>
          <table:table-cell office:value-type="float" office:value="-445.675" calcext:value-type="float">
            <text:p>-445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6.035" calcext:value-type="float">
            <text:p>216.035</text:p>
          </table:table-cell>
          <table:table-cell office:value-type="float" office:value="-450.125" calcext:value-type="float">
            <text:p>-45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6.035" calcext:value-type="float">
            <text:p>216.035</text:p>
          </table:table-cell>
          <table:table-cell office:value-type="float" office:value="-454.575" calcext:value-type="float">
            <text:p>-454.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6.035" calcext:value-type="float">
            <text:p>216.035</text:p>
          </table:table-cell>
          <table:table-cell office:value-type="float" office:value="-459.025" calcext:value-type="float">
            <text:p>-459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6.035" calcext:value-type="float">
            <text:p>216.035</text:p>
          </table:table-cell>
          <table:table-cell office:value-type="float" office:value="-463.475" calcext:value-type="float">
            <text:p>-463.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6.035" calcext:value-type="float">
            <text:p>216.035</text:p>
          </table:table-cell>
          <table:table-cell office:value-type="float" office:value="-467.925" calcext:value-type="float">
            <text:p>-467.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16.035" calcext:value-type="float">
            <text:p>216.035</text:p>
          </table:table-cell>
          <table:table-cell office:value-type="float" office:value="-472.375" calcext:value-type="float">
            <text:p>-472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20.945" calcext:value-type="float">
            <text:p>220.945</text:p>
          </table:table-cell>
          <table:table-cell office:value-type="float" office:value="-441.225" calcext:value-type="float">
            <text:p>-441.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20.945" calcext:value-type="float">
            <text:p>220.945</text:p>
          </table:table-cell>
          <table:table-cell office:value-type="float" office:value="-445.675" calcext:value-type="float">
            <text:p>-445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20.945" calcext:value-type="float">
            <text:p>220.945</text:p>
          </table:table-cell>
          <table:table-cell office:value-type="float" office:value="-450.125" calcext:value-type="float">
            <text:p>-45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20.945" calcext:value-type="float">
            <text:p>220.945</text:p>
          </table:table-cell>
          <table:table-cell office:value-type="float" office:value="-454.575" calcext:value-type="float">
            <text:p>-454.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20.945" calcext:value-type="float">
            <text:p>220.945</text:p>
          </table:table-cell>
          <table:table-cell office:value-type="float" office:value="-459.025" calcext:value-type="float">
            <text:p>-459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20.945" calcext:value-type="float">
            <text:p>220.945</text:p>
          </table:table-cell>
          <table:table-cell office:value-type="float" office:value="-463.475" calcext:value-type="float">
            <text:p>-463.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20.945" calcext:value-type="float">
            <text:p>220.945</text:p>
          </table:table-cell>
          <table:table-cell office:value-type="float" office:value="-467.925" calcext:value-type="float">
            <text:p>-467.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220.945" calcext:value-type="float">
            <text:p>220.945</text:p>
          </table:table-cell>
          <table:table-cell office:value-type="float" office:value="-472.375" calcext:value-type="float">
            <text:p>-472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10:53:05.89867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4T11:02:10.210431000</dc:date>
    <meta:editing-duration>PT20M53S</meta:editing-duration>
    <meta:editing-cycles>13</meta:editing-cycles>
    <meta:generator>LibreOffice/26.2.2.2$MacOSX_AARCH64 LibreOffice_project/1f77d10d6938fd34972958f64b2bcfa54f8b1ba5</meta:generator>
    <meta:document-statistic meta:table-count="1" meta:cell-count="1799" meta:object-count="0"/>
  </office:meta>
</office:document-meta>
</file>